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 
</text:p>
          </table:table-cell>
          <table:table-cell table:style-name="ce0" office:value-type="string">
            <text:p>*rustle* *rustle* 
</text:p>
          </table:table-cell>
          <table:table-cell table:number-columns-repeated="1019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omething is over there... 
</text:p>
          </table:table-cell>
          <table:table-cell table:style-name="ce0" office:value-type="string">
            <text:p>Wait, there's something over there...</text:p>
          </table:table-cell>
          <table:table-cell table:number-columns-repeated="1019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no, the bandit gang?! 
</text:p>
          </table:table-cell>
          <table:table-cell table:style-name="ce0" office:value-type="string">
            <text:p>N-No way... the bandit gang...?!</text:p>
          </table:table-cell>
          <table:table-cell table:number-columns-repeated="1019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 out! W-watch out...! 
</text:p>
          </table:table-cell>
          <table:table-cell table:style-name="ce0" office:value-type="string">
            <text:p>They're coming! W-Watch out...!</text:p>
          </table:table-cell>
          <table:table-cell table:number-columns-repeated="1019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 relief at last～! 
</text:p>
          </table:table-cell>
          <table:table-cell table:style-name="ce0" office:value-type="string">
            <text:p>Whew～, relief at last～!</text:p>
          </table:table-cell>
          <table:table-cell table:number-columns-repeated="1019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…eh...? 
</text:p>
          </table:table-cell>
          <table:table-cell table:style-name="ce0" office:value-type="string">
            <text:p>E... eh?</text:p>
          </table:table-cell>
          <table:table-cell table:number-columns-repeated="1019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k! You surprised me!! 
</text:p>
          </table:table-cell>
          <table:table-cell table:style-name="ce0" office:value-type="string">
            <text:p>Wah! You made me jump!!</text:p>
          </table:table-cell>
          <table:table-cell table:number-columns-repeated="1019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 
</text:p>
          </table:table-cell>
          <table:table-cell table:style-name="ce0" office:value-type="string">
            <text:p>Akizora Tomoe... why are you here?
</text:p>
          </table:table-cell>
          <table:table-cell table:number-columns-repeated="1019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 
</text:p>
          </table:table-cell>
          <table:table-cell table:style-name="ce0" office:value-type="string">
            <text:p>You're all right! Thank goodness～!
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the bandits had captured you. 
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19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, you found my student notebook and that's how you knew to find me here? 
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19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That was the reason I dropped it～!
</text:p>
          </table:table-cell>
          <table:table-cell table:style-name="ce0" office:value-type="string">
            <text:p>I guess it was worth dropping it after all～!</text:p>
          </table:table-cell>
          <table:table-cell table:number-columns-repeated="1019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 intentionally dropped it like I thought. 
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19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then how did you get out here? Please tell us. 
</text:p>
          </table:table-cell>
          <table:table-cell table:style-name="ce0" office:value-type="string">
            <text:p>But then, if you were captured, how did you
get out here? Please explain.</text:p>
          </table:table-cell>
          <table:table-cell table:number-columns-repeated="1019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s taking a nap at Lake Oshir when all of a sudden, the bandits snatched me up! 
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19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wrote that note and left it behind. 
</text:p>
          </table:table-cell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19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They took me to a prison and locked me up...
</text:p>
          </table:table-cell>
          <table:table-cell table:style-name="ce0" office:value-type="string">
            <text:p>Just like that, they took me to a prison and
locked me up...</text:p>
          </table:table-cell>
          <table:table-cell table:number-columns-repeated="1019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 of there! 
</text:p>
          </table:table-cell>
          <table:table-cell table:style-name="ce0" office:value-type="string">
            <text:p>But I managed to find a blind spot and get out
of there!</text:p>
          </table:table-cell>
          <table:table-cell table:number-columns-repeated="1019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Some bandits attacked me on the way out though! 
</text:p>
          </table:table-cell>
          <table:table-cell table:style-name="ce0" office:value-type="string">
            <text:p>I was attacked by a few of the bandits on the
way out, though!</text:p>
          </table:table-cell>
          <table:table-cell table:number-columns-repeated="1019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~! 
</text:p>
          </table:table-cell>
          <table:table-cell table:style-name="ce0" office:value-type="string">
            <text:p>Woahh～!</text:p>
          </table:table-cell>
          <table:table-cell table:number-columns-repeated="1019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 
</text:p>
          </table:table-cell>
          <table:table-cell table:style-name="ce0" office:value-type="string">
            <text:p>R-Really?</text:p>
          </table:table-cell>
          <table:table-cell table:number-columns-repeated="1019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 have heard, this bandit gang is so strong that the castle soldiers can't fight them...
</text:p>
          </table:table-cell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19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 
</text:p>
          </table:table-cell>
          <table:table-cell table:style-name="ce0" office:value-type="string">
            <text:p>Eh? Is that true～...</text:p>
          </table:table-cell>
          <table:table-cell table:number-columns-repeated="1019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 able to beat me up easily if that were the case. 
</text:p>
          </table:table-cell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19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 
</text:p>
          </table:table-cell>
          <table:table-cell table:style-name="ce0" office:value-type="string">
            <text:p>Hmm. I see.
</text:p>
          </table:table-cell>
          <table:table-cell table:number-columns-repeated="1019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 one of the Heavenly Girls. 
</text:p>
          </table:table-cell>
          <table:table-cell table:style-name="ce0" office:value-type="string">
            <text:p>Akizora was also summoned to this world as
one of the Heavenly Maidens.</text:p>
          </table:table-cell>
          <table:table-cell table:number-columns-repeated="1019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 the same "Angel Power" was bestowed upon her. 
</text:p>
          </table:table-cell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19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"Angel Power" makes us stronger than this feared bandit gang? 
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19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what I think.
</text:p>
          </table:table-cell>
          <table:table-cell table:style-name="ce0" office:value-type="string">
            <text:p>I believe so.</text:p>
          </table:table-cell>
          <table:table-cell table:number-columns-repeated="1019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for fighting monsters?
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19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 in their hearts!
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19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know the reason that it works. 
</text:p>
          </table:table-cell>
          <table:table-cell table:style-name="ce0" office:value-type="string">
            <text:p>I don't understand why it works.</text:p>
          </table:table-cell>
          <table:table-cell table:number-columns-repeated="1019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 was able to crush an opponent that even a group of soldiers could not.
</text:p>
          </table:table-cell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19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explanation that makes sense.
</text:p>
          </table:table-cell>
          <table:table-cell table:style-name="ce0" office:value-type="string">
            <text:p>That power is the only reasonable explanation.</text:p>
          </table:table-cell>
          <table:table-cell table:number-columns-repeated="1019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～... what the heck are you guys talking about? 
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19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 thing to Tomocchi.
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19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so that's the whole story. 
</text:p>
          </table:table-cell>
          <table:table-cell table:style-name="ce0" office:value-type="string">
            <text:p>...And that's the whole story.</text:p>
          </table:table-cell>
          <table:table-cell table:number-columns-repeated="1019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～! I get it now～! 
</text:p>
          </table:table-cell>
          <table:table-cell table:style-name="ce0" office:value-type="string">
            <text:p>Hohoh～! I get it now～!</text:p>
          </table:table-cell>
          <table:table-cell table:number-columns-repeated="1019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had been wondering why the money is different, and I haven't seen any cars, and there are no modern products for sale～.
</text:p>
          </table:table-cell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19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 what do you plan to do? Find that evil princess and beat her up? 
</text:p>
          </table:table-cell>
          <table:table-cell table:style-name="ce0" office:value-type="string">
            <text:p>So, what now? Find this Duchess of Hellfire
person and beat her up?</text:p>
          </table:table-cell>
          <table:table-cell table:number-columns-repeated="1019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You're getting a little ahead of yourself. 
</text:p>
          </table:table-cell>
          <table:table-cell table:style-name="ce0" office:value-type="string">
            <text:p>Hmph! Let's not get ahead of ourselves.</text:p>
          </table:table-cell>
          <table:table-cell table:number-columns-repeated="1019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is something I want to know first. 
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19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 same time as you—a girl named Sharusharu. 
</text:p>
          </table:table-cell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19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 
</text:p>
          </table:table-cell>
          <table:table-cell table:style-name="ce0" office:value-type="string">
            <text:p>Do you know what happened to her?</text:p>
          </table:table-cell>
          <table:table-cell table:number-columns-repeated="1019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tty blonde girl? 
</text:p>
          </table:table-cell>
          <table:table-cell table:style-name="ce0" office:value-type="string">
            <text:p>Oh, that pretty blonde girl?</text:p>
          </table:table-cell>
          <table:table-cell table:number-columns-repeated="1019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 us in the prison. 
</text:p>
          </table:table-cell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19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 
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19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 right away. 
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19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move on. 
</text:p>
          </table:table-cell>
          <table:table-cell table:style-name="ce0" office:value-type="string">
            <text:p>Let's get a move on.</text:p>
          </table:table-cell>
          <table:table-cell table:number-columns-repeated="1019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too dangerous? 
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19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We can go back first and get the soldiers to come... 
</text:p>
          </table:table-cell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19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 breaking in with just our current party. 
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19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Girls' power works against the bandits, so it would be better if you fight them. 
</text:p>
          </table:table-cell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19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equal one bandit. Bringing such a large army would just slow us down. 
</text:p>
          </table:table-cell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19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 with more hostages. 
</text:p>
          </table:table-cell>
          <table:table-cell table:style-name="ce0" office:value-type="string">
            <text:p>If we're not careful, the bandits could wind up
with more hostages.</text:p>
          </table:table-cell>
          <table:table-cell table:number-columns-repeated="1019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-That's a good point... I hadn't thought it through. 
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19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 
</text:p>
          </table:table-cell>
          <table:table-cell table:style-name="ce0" office:value-type="string">
            <text:p>Okay! We know what we have to do!</text:p>
          </table:table-cell>
          <table:table-cell table:number-columns-repeated="1019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 together! 
</text:p>
          </table:table-cell>
          <table:table-cell table:style-name="ce0" office:value-type="string">
            <text:p>Let's go save Sharusharu-san together!</text:p>
          </table:table-cell>
          <table:table-cell table:number-columns-repeated="1019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!! 
</text:p>
          </table:table-cell>
          <table:table-cell table:style-name="ce0" office:value-type="string">
            <text:p>Yeah——!!</text:p>
          </table:table-cell>
          <table:table-cell table:number-columns-repeated="1019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 bandit's hideout, you should know the layout of the interior. 
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19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 
</text:p>
          </table:table-cell>
          <table:table-cell table:style-name="ce0" office:value-type="string">
            <text:p>Please describe it.</text:p>
          </table:table-cell>
          <table:table-cell table:number-columns-repeated="1019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 
</text:p>
          </table:table-cell>
          <table:table-cell table:style-name="ce0" office:value-type="string">
            <text:p>Layout... interior...?</text:p>
          </table:table-cell>
          <table:table-cell table:number-columns-repeated="1019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 
</text:p>
          </table:table-cell>
          <table:table-cell table:style-name="ce0" office:value-type="string">
            <text:p>Ummm, it was like... what was it like...?</text:p>
          </table:table-cell>
          <table:table-cell table:number-columns-repeated="1019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 
</text:p>
          </table:table-cell>
          <table:table-cell table:style-name="ce0" office:value-type="string">
            <text:p>You don't remember?</text:p>
          </table:table-cell>
          <table:table-cell table:number-columns-repeated="1019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 
</text:p>
          </table:table-cell>
          <table:table-cell table:style-name="ce0" office:value-type="string">
            <text:p>N-Nope.</text:p>
          </table:table-cell>
          <table:table-cell table:number-columns-repeated="1019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... was holding it so much while I was running, I couldn't pay attention to anything else... 
</text:p>
          </table:table-cell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19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...? Holding what? 
</text:p>
          </table:table-cell>
          <table:table-cell table:style-name="ce0" office:value-type="string">
            <text:p>Holding it...? Holding what?</text:p>
          </table:table-cell>
          <table:table-cell table:number-columns-repeated="1019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d-do you hear something...? 
</text:p>
          </table:table-cell>
          <table:table-cell table:style-name="ce0" office:value-type="string">
            <text:p>Uh... h-hey, do you hear that...?</text:p>
          </table:table-cell>
          <table:table-cell table:number-columns-repeated="1019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
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19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
</text:p>
          </table:table-cell>
          <table:table-cell table:style-name="ce0" office:value-type="string">
            <text:p>Tomocchi has joined the party!</text:p>
          </table:table-cell>
          <table:table-cell table:number-columns-repeated="1019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-There's nothing over that way...! 
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